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25-10-23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25-07-3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25-05-2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8088" calcext:value-type="float">
            <text:p>66.9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25-02-06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24-11-1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0464" calcext:value-type="float">
            <text:p>67.7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24-07-17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044" calcext:value-type="float">
            <text:p>68.2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24-07-1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21176" calcext:value-type="float">
            <text:p>105.4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24-04-19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3408" calcext:value-type="float">
            <text:p>67.6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24-02-2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23-11-15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6848" calcext:value-type="float">
            <text:p>68.5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23-07-1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9872" calcext:value-type="float">
            <text:p>69.0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23-04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23-04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0296" calcext:value-type="float">
            <text:p>67.9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22-07-1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1392" calcext:value-type="float">
            <text:p>69.8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22-04-27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256" calcext:value-type="float">
            <text:p>69.4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22-02-17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21-10-1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21-07-2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7584" calcext:value-type="float">
            <text:p>71.3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21-04-2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268" calcext:value-type="float">
            <text:p>70.9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21-02-09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20-10-2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20-02-03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9-10-22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9-07-1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2848" calcext:value-type="float">
            <text:p>74.6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9-04-30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1392" calcext:value-type="float">
            <text:p>73.6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9-02-13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8864" calcext:value-type="float">
            <text:p>73.9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8-10-16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132" calcext:value-type="float">
            <text:p>75.3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8-07-10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8-04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8344" calcext:value-type="float">
            <text:p>73.6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8-02-0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9552" calcext:value-type="float">
            <text:p>74.1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7-10-10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7-06-2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7-04-1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7-02-07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6-10-2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5456" calcext:value-type="float">
            <text:p>74.8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6-07-1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652" calcext:value-type="float">
            <text:p>75.0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6-06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4792" calcext:value-type="float">
            <text:p>74.1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6-04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6-02-16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8432" calcext:value-type="float">
            <text:p>72.7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6-02-08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5-10-2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1136" calcext:value-type="float">
            <text:p>74.6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5-07-0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7504" calcext:value-type="float">
            <text:p>74.5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5-04-2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3848" calcext:value-type="float">
            <text:p>71.1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5-02-09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1968" calcext:value-type="float">
            <text:p>71.3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5-02-04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1592" calcext:value-type="float">
            <text:p>71.4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4-10-22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4-07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4-02-18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3-02-2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2-11-23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2-08-2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8088" calcext:value-type="float">
            <text:p>70.8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2-02-13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9496" calcext:value-type="float">
            <text:p>69.1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1-12-08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964" calcext:value-type="float">
            <text:p>69.5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1-09-22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0576" calcext:value-type="float">
            <text:p>70.1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1-05-10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1-02-1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0-11-17 0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3456" calcext:value-type="float">
            <text:p>70.3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0-08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8192" calcext:value-type="float">
            <text:p>70.8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0-08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0-08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5416" calcext:value-type="float">
            <text:p>70.7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0-05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836" calcext:value-type="float">
            <text:p>70.6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10-03-06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3848" calcext:value-type="float">
            <text:p>71.1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9-09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9-06-10 0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5176" calcext:value-type="float">
            <text:p>72.6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9-02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0112" calcext:value-type="float">
            <text:p>71.0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8-12-09 0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892" calcext:value-type="float">
            <text:p>71.3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8-10-06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4032" calcext:value-type="float">
            <text:p>71.8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8-05-07 0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8-02-2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9064" calcext:value-type="float">
            <text:p>71.7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7-12-0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7-10-04 0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1304" calcext:value-type="float">
            <text:p>74.4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7-06-20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7-02-2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6-1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8424" calcext:value-type="float">
            <text:p>70.4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6-10-24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6-08-10 0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6-05-30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2824" calcext:value-type="float">
            <text:p>71.3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6-02-26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5288" calcext:value-type="float">
            <text:p>71.2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5-11-1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5-08-3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5-07-14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5-04-25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5-02-27 0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9984" calcext:value-type="float">
            <text:p>71.4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4-12-13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4-10-1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4-08-12 0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4-06-02 0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4-04-0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4-02-23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4-02-1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3-11-18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8112" calcext:value-type="float">
            <text:p>74.0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3-05-14 0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3-04-03 0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3-02-24 0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3-02-1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2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2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2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2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2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9664" calcext:value-type="float">
            <text:p>72.7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1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9296" calcext:value-type="float">
            <text:p>75.1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1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4184" calcext:value-type="float">
            <text:p>74.6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1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1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6584" calcext:value-type="float">
            <text:p>70.9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0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0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0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0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6216" calcext:value-type="float">
            <text:p>69.5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0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2000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99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0256" calcext:value-type="float">
            <text:p>67.5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98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97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0576" calcext:value-type="float">
            <text:p>70.1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96-0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95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94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3496" calcext:value-type="float">
            <text:p>74.4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93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0512" calcext:value-type="float">
            <text:p>74.2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92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3552" calcext:value-type="float">
            <text:p>75.6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91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90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024" calcext:value-type="float">
            <text:p>71.4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89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0848" calcext:value-type="float">
            <text:p>70.0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88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87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4496" calcext:value-type="float">
            <text:p>67.2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86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2232" calcext:value-type="float">
            <text:p>65.1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85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0832" calcext:value-type="float">
            <text:p>57.7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84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84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2232" calcext:value-type="float">
            <text:p>65.1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84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0408" calcext:value-type="float">
            <text:p>66.5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84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4496" calcext:value-type="float">
            <text:p>67.2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84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84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9968" calcext:value-type="float">
            <text:p>62.9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84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83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81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80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80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79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79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78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78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77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77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77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470</text:p>
          </table:table-cell>
          <table:table-cell office:value-type="string" calcext:value-type="string">
            <text:p>02N/28E-02BDD</text:p>
          </table:table-cell>
          <table:table-cell office:value-type="string" calcext:value-type="string">
            <text:p>1976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6" meta:object-count="0"/>
    <meta:user-defined meta:name="AppVersion">3.0</meta:user-defined>
  </office:meta>
</office:document-meta>
</file>